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://www.pcworld.co.uk/gbuk/computing/laptops/laptops/asus-k501ub-15-6-laptop-grey-10137632-pdt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Martin</meta:initial-creator>
    <meta:creation-date>2016-05-16T18:59:30.89</meta:creation-date>
    <meta:document-statistic meta:table-count="0" meta:image-count="0" meta:object-count="0" meta:page-count="1" meta:paragraph-count="1" meta:word-count="1" meta:character-count="102"/>
    <dc:date>2016-05-16T22:21:05.19</dc:date>
    <dc:creator>Harry Martin</dc:creator>
    <meta:editing-duration>PT2H52M29S</meta:editing-duration>
    <meta:editing-cycles>1</meta:editing-cycles>
    <meta:generator>OpenOffice/4.1.1$Win32 OpenOffice.org_project/411m6$Build-9775</meta:generator>
  </office:meta>
</office:document-meta>
</file>